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6B39C716A33910DB05.jpg" manifest:media-type="image/jpeg"/>
  <manifest:file-entry manifest:full-path="Pictures/10000000000002060000008BD96E86CBEC7298B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6.63cm" fo:margin-left="10.938cm" table:align="left"/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3.937cm"/>
    </style:style>
    <style:style style:name="Tabla1.A1" style:family="table-cell">
      <style:table-cell-properties fo:background-color="#278db0" fo:padding="0.097cm" fo:border="0.05pt solid #999999">
        <style:background-image/>
      </style:table-cell-properties>
    </style:style>
    <style:style style:name="Tabla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a1.B2" style:family="table-cell">
      <style:table-cell-properties style:vertical-align="middle" fo:padding="0.097cm" fo:border="0.05pt solid #999999"/>
    </style:style>
    <style:style style:name="Tabla1.A3" style:family="table-cell">
      <style:table-cell-properties style:vertical-align="middle" fo:padding="0.097cm" fo:border-left="0.05pt solid #999999" fo:border-right="none" fo:border-top="none" fo:border-bottom="0.05pt solid #999999"/>
    </style:style>
    <style:style style:name="Tabla1.B3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e1" style:family="table">
      <style:table-properties style:width="17.595cm" fo:margin-left="0cm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4.597cm"/>
    </style:style>
    <style:style style:name="Table1.B" style:family="table-column">
      <style:table-column-properties style:column-width="1.589cm"/>
    </style:style>
    <style:style style:name="Table1.C" style:family="table-column">
      <style:table-column-properties style:column-width="1.753cm"/>
    </style:style>
    <style:style style:name="Table1.D" style:family="table-column">
      <style:table-column-properties style:column-width="2.066cm"/>
    </style:style>
    <style:style style:name="Table1.E" style:family="table-column">
      <style:table-column-properties style:column-width="1.739cm"/>
    </style:style>
    <style:style style:name="Table1.F" style:family="table-column">
      <style:table-column-properties style:column-width="1.274cm"/>
    </style:style>
    <style:style style:name="Table1.G" style:family="table-column">
      <style:table-column-properties style:column-width="1.441cm"/>
    </style:style>
    <style:style style:name="Table1.H" style:family="table-column">
      <style:table-column-properties style:column-width="1.498cm"/>
    </style:style>
    <style:style style:name="Table1.I" style:family="table-column">
      <style:table-column-properties style:column-width="1.639cm"/>
    </style:style>
    <style:style style:name="Table1.1" style:family="table-row">
      <style:table-row-properties style:min-row-height="0.628cm"/>
    </style:style>
    <style:style style:name="Table1.A1" style:family="table-cell">
      <style:table-cell-properties style:vertical-align="middle" fo:background-color="#278db0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Table1.B1" style:family="table-cell">
      <style:table-cell-properties style:vertical-align="middle" fo:background-color="#278db0" fo:padding="0.097cm" fo:border="0.05pt solid #2a6099">
        <style:background-image/>
      </style:table-cell-properties>
    </style:style>
    <style:style style:name="Table1.H1" style:family="table-cell">
      <style:table-cell-properties style:vertical-align="middle" fo:background-color="#278db0" fo:padding="0.097cm" fo:border-left="none" fo:border-right="0.05pt solid #2a6099" fo:border-top="0.05pt solid #2a6099" fo:border-bottom="0.05pt solid #2a6099">
        <style:background-image/>
      </style:table-cell-properties>
    </style:style>
    <style:style style:name="Table1.2" style:family="table-row">
      <style:table-row-properties style:min-row-height="0.794cm"/>
    </style:style>
    <style:style style:name="Table1.C2" style:family="table-cell">
      <style:table-cell-properties style:vertical-align="middle" fo:background-color="#278db0" fo:padding="0.097cm" fo:border-left="0.05pt solid #2a6099" fo:border-right="none" fo:border-top="none" fo:border-bottom="0.05pt solid #2a6099">
        <style:background-image/>
      </style:table-cell-properties>
    </style:style>
    <style:style style:name="Table1.D2" style:family="table-cell">
      <style:table-cell-properties style:vertical-align="middle" fo:background-color="#278db0" fo:padding="0.097cm" fo:border-left="none" fo:border-right="0.05pt solid #2a6099" fo:border-top="none" fo:border-bottom="0.05pt solid #2a6099">
        <style:background-image/>
      </style:table-cell-properties>
    </style:style>
    <style:style style:name="Table1.F2" style:family="table-cell">
      <style:table-cell-properties style:vertical-align="middle" fo:background-color="#278db0" fo:padding="0.097cm" fo:border-left="none" fo:border-right="none" fo:border-top="none" fo:border-bottom="0.05pt solid #2a6099">
        <style:background-image/>
      </style:table-cell-properties>
    </style:style>
    <style:style style:name="Table1.3" style:family="table-row">
      <style:table-row-properties style:min-row-height="0.748cm" fo:keep-together="auto"/>
    </style:style>
    <style:style style:name="Table1.A3" style:family="table-cell">
      <style:table-cell-properties style:vertical-align="middle" fo:background-color="#dee6ef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A4" style:family="table-cell">
      <style:table-cell-properties fo:padding="0.097cm" fo:border-left="0.05pt solid #2a6099" fo:border-right="none" fo:border-top="none" fo:border-bottom="0.05pt solid #2a6099"/>
    </style:style>
    <style:style style:name="Table1.B4" style:family="table-cell">
      <style:table-cell-properties fo:background-color="#eeeeee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C4" style:family="table-cell">
      <style:table-cell-properties fo:padding="0.097cm" fo:border-left="0.05pt solid #2a6099" fo:border-right="none" fo:border-top="none" fo:border-bottom="0.05pt solid #2a6099"/>
    </style:style>
    <style:style style:name="Table1.D4" style:family="table-cell">
      <style:table-cell-properties fo:background-color="#eeeeee" fo:padding="0.097cm" fo:border-left="none" fo:border-right="0.05pt solid #2a6099" fo:border-top="none" fo:border-bottom="0.05pt solid #2a6099">
        <style:background-image/>
      </style:table-cell-properties>
    </style:style>
    <style:style style:name="Table1.E4" style:family="table-cell">
      <style:table-cell-properties fo:padding="0.097cm" fo:border-left="0.05pt solid #2a6099" fo:border-right="none" fo:border-top="none" fo:border-bottom="0.05pt solid #2a6099"/>
    </style:style>
    <style:style style:name="Table1.F4" style:family="table-cell">
      <style:table-cell-properties fo:background-color="#eeeeee" fo:padding="0.097cm" fo:border-left="none" fo:border-right="none" fo:border-top="none" fo:border-bottom="0.05pt solid #2a6099">
        <style:background-image/>
      </style:table-cell-properties>
    </style:style>
    <style:style style:name="Table1.G4" style:family="table-cell">
      <style:table-cell-properties fo:padding="0.097cm" fo:border-left="none" fo:border-right="0.05pt solid #2a6099" fo:border-top="none" fo:border-bottom="0.05pt solid #2a6099"/>
    </style:style>
    <style:style style:name="Table1.H4" style:family="table-cell">
      <style:table-cell-properties fo:background-color="#eeeeee" fo:padding="0.097cm" fo:border-left="none" fo:border-right="none" fo:border-top="none" fo:border-bottom="0.05pt solid #2a6099">
        <style:background-image/>
      </style:table-cell-properties>
    </style:style>
    <style:style style:name="Table1.I4" style:family="table-cell">
      <style:table-cell-properties fo:padding="0.097cm" fo:border-left="none" fo:border-right="0.05pt solid #2a6099" fo:border-top="none" fo:border-bottom="0.05pt solid #2a6099"/>
    </style:style>
    <style:style style:name="Table1.5" style:family="table-row">
      <style:table-row-properties style:min-row-height="0.157cm"/>
    </style:style>
    <style:style style:name="Table1.A5" style:family="table-cell">
      <style:table-cell-properties fo:padding="0.097cm" fo:border-left="0.05pt solid #2a6099" fo:border-right="none" fo:border-top="none" fo:border-bottom="0.05pt solid #2a6099"/>
    </style:style>
    <style:style style:name="Table1.B5" style:family="table-cell">
      <style:table-cell-properties fo:background-color="#eeeeee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C5" style:family="table-cell">
      <style:table-cell-properties fo:padding="0.097cm" fo:border-left="0.05pt solid #2a6099" fo:border-right="none" fo:border-top="none" fo:border-bottom="0.05pt solid #2a6099"/>
    </style:style>
    <style:style style:name="Table1.D5" style:family="table-cell">
      <style:table-cell-properties fo:background-color="#eeeeee" fo:padding="0.097cm" fo:border-left="none" fo:border-right="0.05pt solid #2a6099" fo:border-top="none" fo:border-bottom="0.05pt solid #2a6099">
        <style:background-image/>
      </style:table-cell-properties>
    </style:style>
    <style:style style:name="Table1.E5" style:family="table-cell">
      <style:table-cell-properties fo:padding="0.097cm" fo:border-left="0.05pt solid #2a6099" fo:border-right="none" fo:border-top="none" fo:border-bottom="0.05pt solid #2a6099"/>
    </style:style>
    <style:style style:name="Table1.F5" style:family="table-cell">
      <style:table-cell-properties fo:background-color="#eeeeee" fo:padding="0.097cm" fo:border-left="none" fo:border-right="none" fo:border-top="none" fo:border-bottom="0.05pt solid #2a6099">
        <style:background-image/>
      </style:table-cell-properties>
    </style:style>
    <style:style style:name="Table1.G5" style:family="table-cell">
      <style:table-cell-properties fo:padding="0.097cm" fo:border-left="none" fo:border-right="0.05pt solid #2a6099" fo:border-top="none" fo:border-bottom="0.05pt solid #2a6099"/>
    </style:style>
    <style:style style:name="Table1.H5" style:family="table-cell">
      <style:table-cell-properties fo:background-color="#eeeeee" fo:padding="0.097cm" fo:border-left="none" fo:border-right="none" fo:border-top="none" fo:border-bottom="0.05pt solid #2a6099">
        <style:background-image/>
      </style:table-cell-properties>
    </style:style>
    <style:style style:name="Table1.I5" style:family="table-cell">
      <style:table-cell-properties fo:padding="0.097cm" fo:border-left="none" fo:border-right="0.05pt solid #2a6099" fo:border-top="none" fo:border-bottom="0.05pt solid #2a6099"/>
    </style:style>
    <style:style style:name="Table1.6" style:family="table-row">
      <style:table-row-properties style:min-row-height="0.157cm" fo:background-color="transparent" fo:keep-together="auto">
        <style:background-image/>
      </style:table-row-properties>
    </style:style>
    <style:style style:name="Table1.A6" style:family="table-cell">
      <style:table-cell-properties style:vertical-align="middle" fo:background-color="#dee6ef" fo:padding="0.097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P1" style:family="paragraph" style:parent-style-name="Standard">
      <style:text-properties officeooo:paragraph-rsid="0154c007"/>
    </style:style>
    <style:style style:name="P2" style:family="paragraph" style:parent-style-name="Frame_20_contents">
      <style:text-properties officeooo:paragraph-rsid="01cb4e73"/>
    </style:style>
    <style:style style:name="P3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bd5705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ba4554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Footer">
      <style:paragraph-properties fo:text-align="center" style:justify-single-word="false"/>
      <style:text-properties officeooo:paragraph-rsid="016f7bd8"/>
    </style:style>
    <style:style style:name="P6" style:family="paragraph" style:parent-style-name="Subtitle">
      <style:text-properties fo:color="#278db0" loext:opacity="100%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Arial" fo:font-size="6pt" fo:font-weight="bold" officeooo:rsid="01687c62" officeooo:paragraph-rsid="019d28b5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dee6ef" loext:opacity="100%" style:font-name="Arial1" fo:font-size="9pt" fo:font-weight="bold" officeooo:rsid="014df8d2" officeooo:paragraph-rsid="0154c007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dee6ef" loext:opacity="100%" style:font-name="Arial1" fo:font-size="9pt" fo:font-weight="bold" officeooo:rsid="0168d460" officeooo:paragraph-rsid="0168d460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dee6ef" loext:opacity="100%" style:font-name="Arial1" fo:font-size="9pt" fo:font-weight="bold" officeooo:rsid="014ae013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Arial1" fo:font-size="9pt" officeooo:rsid="014e3dc3" officeooo:paragraph-rsid="0154c007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pt" officeooo:rsid="014e3dc3" officeooo:paragraph-rsid="0154c007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officeooo:rsid="014e3dc3" officeooo:paragraph-rsid="01566d5e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9pt" fo:font-weight="bold" officeooo:rsid="014e3dc3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9pt" fo:font-weight="bold" officeooo:rsid="014e3dc3" officeooo:paragraph-rsid="0157dad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officeooo:paragraph-rsid="0154c007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9d28b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9d28b5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break-before="auto" fo:break-after="auto"/>
      <style:text-properties officeooo:paragraph-rsid="019d28b5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" fo:font-size="20pt" fo:font-style="normal" style:text-underline-style="none" fo:font-weight="bold" officeooo:rsid="014df8d2" officeooo:paragraph-rsid="014df8d2" style:text-blinking="false" fo:background-color="transparent" style:font-size-asian="20pt" style:font-size-complex="20pt"/>
    </style:style>
    <style:style style:name="P21" style:family="paragraph" style:parent-style-name="Standard">
      <style:text-properties officeooo:paragraph-rsid="01cb1cd9"/>
    </style:style>
    <style:style style:name="P22" style:family="paragraph" style:parent-style-name="Table_20_Contents">
      <style:paragraph-properties fo:text-align="center" style:justify-single-word="false"/>
      <style:text-properties fo:color="#dee6ef" loext:opacity="100%" style:font-name="Arial1" fo:font-size="9pt" fo:font-weight="bold" officeooo:rsid="014ae013" officeooo:paragraph-rsid="01cb1cd9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dee6ef" loext:opacity="100%" style:font-name="Arial1" fo:font-size="9pt" fo:font-weight="bold" officeooo:rsid="0168d460" officeooo:paragraph-rsid="01cb1cd9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dee6ef" loext:opacity="100%" style:font-name="Arial1" fo:font-size="9pt" fo:font-weight="bold" officeooo:rsid="014df8d2" officeooo:paragraph-rsid="01cb1cd9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14e3dc3" officeooo:paragraph-rsid="01cb1cd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9pt" officeooo:rsid="014e3dc3" officeooo:paragraph-rsid="01cb1cd9" style:font-size-asian="9pt" style:font-size-complex="9pt"/>
    </style:style>
    <style:style style:name="P27" style:family="paragraph" style:parent-style-name="Table_20_Contents">
      <style:text-properties style:font-name="Arial1" fo:font-size="9pt" officeooo:rsid="014e3dc3" officeooo:paragraph-rsid="01cb1cd9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paragraph-rsid="01cb1cd9" style:font-size-asian="9pt" style:font-size-complex="9pt"/>
    </style:style>
    <style:style style:name="P29" style:family="paragraph" style:parent-style-name="Table_20_Contents">
      <style:text-properties officeooo:paragraph-rsid="01cb1cd9"/>
    </style:style>
    <style:style style:name="P30" style:family="paragraph">
      <loext:graphic-properties draw:fill-color="#2a98bd"/>
    </style:style>
    <style:style style:name="P31" style:family="paragraph">
      <loext:graphic-properties draw:fill-color="#278db0"/>
    </style:style>
    <style:style style:name="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officeooo:rsid="014f6ef7"/>
    </style:style>
    <style:style style:name="T5" style:family="text">
      <style:text-properties style:font-name="Arial1" officeooo:rsid="014e3dc3"/>
    </style:style>
    <style:style style:name="T6" style:family="text">
      <style:text-properties style:font-name="Arial1" officeooo:rsid="014f6ef7"/>
    </style:style>
    <style:style style:name="T7" style:family="text">
      <style:text-properties officeooo:rsid="019ba302"/>
    </style:style>
    <style:style style:name="T8" style:family="text">
      <style:text-properties officeooo:rsid="016a384e"/>
    </style:style>
    <style:style style:name="T9" style:family="text">
      <style:text-properties officeooo:rsid="0163dba4"/>
    </style:style>
    <style:style style:name="T10" style:family="text">
      <style:text-properties officeooo:rsid="01acd774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EDALLERO <text:span text:style-name="T10">POR </text:span>ÁREA</text:p>
      <text:p text:style-name="P6">{d.filtros.olimpiada}</text:p>
      <table:table table:name="Tabla1" table:style-name="Tabla1">
        <table:table-column table:style-name="Tabla1.A"/>
        <table:table-column table:style-name="Tabla1.B"/>
        <table:table-row table:style-name="TableLine105553149451008">
          <table:table-cell table:style-name="Tabla1.A1" table:number-columns-spanned="2" office:value-type="string">
            <text:p text:style-name="P7">FILTROS <text:span text:style-name="T8">SELECCIONADOS</text:span></text:p>
          </table:table-cell>
          <table:covered-table-cell/>
        </table:table-row>
        <table:table-row table:style-name="TableLine105553149453312">
          <table:table-cell table:style-name="Tabla1.A2" office:value-type="string">
            <text:p text:style-name="P17">ETAPA</text:p>
          </table:table-cell>
          <table:table-cell table:style-name="Tabla1.B2" office:value-type="string">
            <text:p text:style-name="P17">{d.filtros.<text:span text:style-name="T9">etapa</text:span>}</text:p>
          </table:table-cell>
        </table:table-row>
        <table:table-row table:style-name="TableLine105553149444352">
          <table:table-cell table:style-name="Tabla1.A3" office:value-type="string">
            <text:p text:style-name="P18">DEPARTAMENTO</text:p>
          </table:table-cell>
          <table:table-cell table:style-name="Tabla1.B3" office:value-type="string">
            <text:p text:style-name="P17">{d.filtros.<text:span text:style-name="T9">departamento</text:span>}</text:p>
          </table:table-cell>
        </table:table-row>
        <table:table-row table:style-name="TableLine105553149457920">
          <table:table-cell table:style-name="Tabla1.A3" office:value-type="string">
            <text:p text:style-name="P18">DISTRITO</text:p>
          </table:table-cell>
          <table:table-cell table:style-name="Tabla1.B3" office:value-type="string">
            <text:p text:style-name="P17">{d.filtros.<text:span text:style-name="T9">distrito</text:span>}</text:p>
          </table:table-cell>
        </table:table-row>
      </table:table>
      <text:p text:style-name="P19"/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Table_20_Contents"/>
              <text:p text:style-name="P10"><text:s/>Área</text:p>
            </table:table-cell>
            <table:table-cell table:style-name="Table1.B1" table:number-rows-spanned="2" office:value-type="string">
              <text:p text:style-name="P9"/>
              <text:p text:style-name="P9">Cantidad</text:p>
            </table:table-cell>
            <table:table-cell table:style-name="Table1.B1" table:number-columns-spanned="2" office:value-type="string">
              <text:p text:style-name="P9">Género</text:p>
            </table:table-cell>
            <table:covered-table-cell/>
            <table:table-cell table:style-name="Table1.B1" table:number-columns-spanned="3" office:value-type="string">
              <text:p text:style-name="P9">Dependenc<text:span text:style-name="T7">i</text:span>a</text:p>
            </table:table-cell>
            <table:covered-table-cell/>
            <table:covered-table-cell/>
            <table:table-cell table:style-name="Table1.H1" table:number-columns-spanned="2" office:value-type="string">
              <text:p text:style-name="P9">Área geográfica</text:p>
            </table:table-cell>
            <table:covered-table-cell/>
          </table:table-row>
          <table:table-row table:style-name="Table1.2">
            <table:covered-table-cell/>
            <table:covered-table-cell/>
            <table:table-cell table:style-name="Table1.C2" office:value-type="string">
              <text:p text:style-name="P8">Masculino</text:p>
            </table:table-cell>
            <table:table-cell table:style-name="Table1.D2" office:value-type="string">
              <text:p text:style-name="P8">Femenino</text:p>
            </table:table-cell>
            <table:table-cell table:style-name="Table1.C2" office:value-type="string">
              <text:p text:style-name="P8">Convenio</text:p>
            </table:table-cell>
            <table:table-cell table:style-name="Table1.F2" office:value-type="string">
              <text:p text:style-name="P8">Fiscal</text:p>
            </table:table-cell>
            <table:table-cell table:style-name="Table1.D2" office:value-type="string">
              <text:p text:style-name="P8">Privada</text:p>
            </table:table-cell>
            <table:table-cell table:style-name="Table1.F2" office:value-type="string">
              <text:p text:style-name="P8">Urbano</text:p>
            </table:table-cell>
            <table:table-cell table:style-name="Table1.D2" office:value-type="string">
              <text:p text:style-name="P8">Rural</text:p>
            </table:table-cell>
          </table:table-row>
        </table:table-header-rows>
        <table:table-row table:style-name="Table1.3">
          <table:table-cell table:style-name="Table1.A3" table:number-columns-spanned="9" office:value-type="string">
            <text:p text:style-name="P14">{d.cuerpo[i].sub_grupo_medaller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543680">
          <table:table-cell table:style-name="Table1.A4" office:value-type="string">
            <text:p text:style-name="P11">{d.cuerpo[i].datos[i].nombre_area}</text:p>
          </table:table-cell>
          <table:table-cell table:style-name="Table1.B4" office:value-type="string">
            <text:p text:style-name="P12">{d.cuerpo[i].datos[i].<text:span text:style-name="T4">total</text:span>}</text:p>
          </table:table-cell>
          <table:table-cell table:style-name="Table1.C4" office:value-type="string">
            <text:p text:style-name="P12">{d.cuerpo[i].datos[i].masculino}</text:p>
          </table:table-cell>
          <table:table-cell table:style-name="Table1.D4" office:value-type="string">
            <text:p text:style-name="P12">{d.cuerpo[i].datos[i].femenino}</text:p>
          </table:table-cell>
          <table:table-cell table:style-name="Table1.E4" office:value-type="string">
            <text:p text:style-name="P16"><text:span text:style-name="T5">{d.cuerpo[i].datos[i].</text:span><text:span text:style-name="T6">convenio</text:span><text:span text:style-name="T5">}</text:span></text:p>
          </table:table-cell>
          <table:table-cell table:style-name="Table1.F4" office:value-type="string">
            <text:p text:style-name="P16"><text:span text:style-name="T5">{d.cuerpo[i].datos[i].</text:span><text:span text:style-name="T6">fiscal</text:span><text:span text:style-name="T5">}</text:span></text:p>
          </table:table-cell>
          <table:table-cell table:style-name="Table1.G4" office:value-type="string">
            <text:p text:style-name="P12">{d.cuerpo[i].datos[i].<text:span text:style-name="T4">privada</text:span>}</text:p>
          </table:table-cell>
          <table:table-cell table:style-name="Table1.H4" office:value-type="string">
            <text:p text:style-name="P12">{d.cuerpo[i].datos[i].urbano}</text:p>
          </table:table-cell>
          <table:table-cell table:style-name="Table1.I4" office:value-type="string">
            <text:p text:style-name="P12">{d.cuerpo[i].datos[i].rural}</text:p>
          </table:table-cell>
        </table:table-row>
        <table:table-row table:style-name="Table1.5">
          <table:table-cell table:style-name="Table1.A5" office:value-type="string">
            <text:p text:style-name="P11">{d.cuerpo[i].datos[i+1].nombre_area}</text:p>
          </table:table-cell>
          <table:table-cell table:style-name="Table1.B5" office:value-type="string">
            <text:p text:style-name="P12">{d.cuerpo[i].datos[i+1].<text:span text:style-name="T4">total</text:span>}</text:p>
          </table:table-cell>
          <table:table-cell table:style-name="Table1.C5" office:value-type="string">
            <text:p text:style-name="P13">{d.cuerpo[i].datos[i+1].masculino }</text:p>
          </table:table-cell>
          <table:table-cell table:style-name="Table1.D5" office:value-type="string">
            <text:p text:style-name="P13">{d.cuerpo[i].datos[i+1].femenino}</text:p>
          </table:table-cell>
          <table:table-cell table:style-name="Table1.E5" office:value-type="string">
            <text:p text:style-name="P12">{d.cuerpo[i].datos[i+1].<text:span text:style-name="T4">convenio</text:span>}</text:p>
          </table:table-cell>
          <table:table-cell table:style-name="Table1.F5" office:value-type="string">
            <text:p text:style-name="P12">{d.cuerpo[i].datos[i+1].<text:span text:style-name="T4">fiscal</text:span>}</text:p>
          </table:table-cell>
          <table:table-cell table:style-name="Table1.G5" office:value-type="string">
            <text:p text:style-name="P16"><text:span text:style-name="T5">{d.cuerpo[i].datos[i+1].</text:span><text:span text:style-name="T6">privada</text:span><text:span text:style-name="T5">}</text:span></text:p>
          </table:table-cell>
          <table:table-cell table:style-name="Table1.H5" office:value-type="string">
            <text:p text:style-name="P13">{d.cuerpo[i].datos[i+1].urbano}</text:p>
          </table:table-cell>
          <table:table-cell table:style-name="Table1.I5" office:value-type="string">
            <text:p text:style-name="P13">{d.cuerpo[i].datos[i+1].rural}</text:p>
          </table:table-cell>
        </table:table-row>
        <table:table-row table:style-name="Table1.6">
          <table:table-cell table:style-name="Table1.A6" table:number-columns-spanned="9" office:value-type="string">
            <text:p text:style-name="P15">{d.cuerpo[i+1].sub_grupo_medaller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Red.1" style:display-name="Box List Red.1" style:family="table-cell" style:data-style-name="N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style style:name="MP1" style:family="paragraph">
      <loext:graphic-properties draw:fill-color="#278db0"/>
    </style:style>
    <style:style style:name="MP2" style:family="paragraph" style:parent-style-name="Frame_20_contents">
      <style:text-properties officeooo:paragraph-rsid="01cb4e73"/>
    </style:style>
    <style:style style:name="MP3" style:family="paragraph">
      <loext:graphic-properties draw:fill-color="#2a98bd"/>
    </style:style>
    <style:style style:name="M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bd5705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ba4554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custom-shape text:anchor-type="paragraph" draw:z-index="4" draw:name="Shape 2" draw:style-name="Mgr2" draw:text-style-name="MP3" svg:width="3.155cm" svg:height="0.981cm" draw:transform="rotate (-3.14159265358979) translate (19.5862222222222cm 24.2922777777778cm)"><text:p text:style-name="MP2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draw:style-name="Mfr1" draw:name="{d.imageMinisterio}" text:anchor-type="char" svg:x="-0.33cm" svg:y="-1.349cm" svg:width="7.433cm" svg:height="2.027cm" draw:z-index="2"><draw:image xlink:href="Pictures/10000000000002060000008BD96E86CBEC7298BC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39C716A33910DB05.jpg" xlink:type="simple" xlink:show="embed" xlink:actuate="onLoad" draw:mime-type="image/jpeg"/></draw:frame></text:p>
      </style:header>
      <style:footer>
        <text:p text:style-name="MP4"/>
        <text:p text:style-name="MP5"><draw:custom-shape text:anchor-type="paragraph" draw:z-index="3" draw:name="Shape2" draw:style-name="Mgr3" draw:text-style-name="MP1" svg:width="21.891cm" svg:height="0.978cm" svg:x="-2.351cm" svg:y="0.582cm"><text:p text:style-name="MP6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0T12:04:57.456604348</dc:date>
    <meta:editing-duration>P1DT7H25M12S</meta:editing-duration>
    <meta:editing-cycles>386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43" meta:word-count="50" meta:character-count="903" meta:non-whitespace-character-count="882"/>
  </office:meta>
</office:document-meta>
</file>